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55.09mm"/>
    </style:style>
    <style:style style:name="co3" style:family="table-column">
      <style:table-column-properties fo:break-before="auto" style:column-width="53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M32L452RET6</text:p>
          </table:table-cell>
          <table:table-cell office:value-type="string" calcext:value-type="string" table:number-columns-spanned="3" table:number-rows-spanned="1">
            <text:p>External = with ESD protection, Internal = no extra ESD protection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Internal GPIO: at some pin header and a wire can be soldered onto thi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Primary usage</text:p>
          </table:table-cell>
          <table:table-cell office:value-type="string" calcext:value-type="string">
            <text:p>Alternate usage</text:p>
          </table:table-cell>
          <table:table-cell office:value-type="string" calcext:value-type="string">
            <text:p>5V ok?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table:style-name="ce1" office:value-type="string" calcext:value-type="string">
            <text:p>External GPIO or PWM or ADC5</text:p>
          </table:table-cell>
          <table:table-cell office:value-type="string" calcext:value-type="string">
            <text:p>External open collector</text:p>
          </table:table-cell>
          <table:table-cell/>
        </table:table-row>
        <table:table-row table:style-name="ro1">
          <table:table-cell office:value-type="string" calcext:value-type="string">
            <text:p>PA1</text:p>
          </table:table-cell>
          <table:table-cell table:style-name="ce1" office:value-type="string" calcext:value-type="string">
            <text:p>External GPIO or PWM or ADC6</text:p>
          </table:table-cell>
          <table:table-cell office:value-type="string" calcext:value-type="string">
            <text:p>External open collector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table:style-name="ce1" office:value-type="string" calcext:value-type="string">
            <text:p>External GPIO or USART 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 table:style-name="ce1" office:value-type="string" calcext:value-type="string">
            <text:p>External GPIO or USART 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4</text:p>
          </table:table-cell>
          <table:table-cell table:style-name="ce1" office:value-type="string" calcext:value-type="string">
            <text:p>External GPIO or DAC or AD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Relais 4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Motor2 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Motor2 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Backlight P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Relais 1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Rs232 en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USB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USB 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Internal GPIO or STLINK</text:p>
          </table:table-cell>
          <table:table-cell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Internal GPIO or STLINK</text:p>
          </table:table-cell>
          <table:table-cell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Key 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Motor1 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Motor1 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IR signal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B3</text:p>
          </table:table-cell>
          <table:table-cell table:style-name="ce1" office:value-type="string" calcext:value-type="string">
            <text:p>External GPIO or SPI1 SCK</text:p>
          </table:table-cell>
          <table:table-cell office:value-type="string" calcext:value-type="string">
            <text:p>STLINK DO</text:p>
          </table:table-cell>
          <table:table-cell/>
        </table:table-row>
        <table:table-row table:style-name="ro1">
          <table:table-cell office:value-type="string" calcext:value-type="string">
            <text:p>PB4</text:p>
          </table:table-cell>
          <table:table-cell table:style-name="ce1" office:value-type="string" calcext:value-type="string">
            <text:p>External GPIO or SPI1 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 table:style-name="ce1" office:value-type="string" calcext:value-type="string">
            <text:p>External GPIO or SPI1 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RS232 TX by USAR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RS232 RX by USAR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Relais 2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Key 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ESP-01 RX by USART3</text:p>
          </table:table-cell>
          <table:table-cell office:value-type="string" calcext:value-type="string">
            <text:p>Internal GPIO or USART3 RX</text:p>
          </table:table-cell>
          <table:table-cell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ESP-01 TX by USART3</text:p>
          </table:table-cell>
          <table:table-cell office:value-type="string" calcext:value-type="string">
            <text:p>Internal GPIO or USART3 TX</text:p>
          </table:table-cell>
          <table:table-cell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 SCK for LCD, flash, touch</text:p>
          </table:table-cell>
          <table:table-cell office:value-type="string" calcext:value-type="string">
            <text:p>Internal GPIO or SPI2 SCK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 MISO for LCD, flash, touch</text:p>
          </table:table-cell>
          <table:table-cell office:value-type="string" calcext:value-type="string">
            <text:p>Internal GPIO or SPI2 MISO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 MOSI for LCD, flash, touch</text:p>
          </table:table-cell>
          <table:table-cell office:value-type="string" calcext:value-type="string">
            <text:p>Internal GPIO or SPI2 MOSI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 table:style-name="ce1" office:value-type="string" calcext:value-type="string">
            <text:p>External GPIO or ADC1 or I2C</text:p>
          </table:table-cell>
          <table:table-cell office:value-type="string" calcext:value-type="string">
            <text:p>Touch screen chip select</text:p>
          </table:table-cell>
          <table:table-cell/>
        </table:table-row>
        <table:table-row table:style-name="ro1">
          <table:table-cell office:value-type="string" calcext:value-type="string">
            <text:p>PC1</text:p>
          </table:table-cell>
          <table:table-cell table:style-name="ce1" office:value-type="string" calcext:value-type="string">
            <text:p>External GPIO or ADC2 or I2C</text:p>
          </table:table-cell>
          <table:table-cell office:value-type="string" calcext:value-type="string">
            <text:p>LCD reset line</text:p>
          </table:table-cell>
          <table:table-cell/>
        </table:table-row>
        <table:table-row table:style-name="ro1">
          <table:table-cell office:value-type="string" calcext:value-type="string">
            <text:p>PC2</text:p>
          </table:table-cell>
          <table:table-cell table:style-name="ce1" office:value-type="string" calcext:value-type="string">
            <text:p>External GPIO or ADC3</text:p>
          </table:table-cell>
          <table:table-cell office:value-type="string" calcext:value-type="string">
            <text:p>IR power enable</text:p>
          </table:table-cell>
          <table:table-cell/>
        </table:table-row>
        <table:table-row table:style-name="ro1">
          <table:table-cell office:value-type="string" calcext:value-type="string">
            <text:p>PC3</text:p>
          </table:table-cell>
          <table:table-cell table:style-name="ce1" office:value-type="string" calcext:value-type="string">
            <text:p>External GPIO or AD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Flash chip 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ESP-01 power enable</text:p>
          </table:table-cell>
          <table:table-cell office:value-type="string" calcext:value-type="string">
            <text:p>Internal open collector high side</text:p>
          </table:table-cell>
          <table:table-cell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Relais 3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LCD A0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Key down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LCD CS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SPI3 SCK to A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SPI3 MISO from A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SPI3 MOSI to A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Key up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C14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C15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Internal GPIO</text:p>
          </table:table-cell>
          <table:table-cell/>
        </table:table-row>
        <table:table-row table:style-name="ro1">
          <table:table-cell office:value-type="string" calcext:value-type="string">
            <text:p>PH0</text:p>
          </table:table-cell>
          <table:table-cell office:value-type="string" calcext:value-type="string">
            <text:p>32kHz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1</text:p>
          </table:table-cell>
          <table:table-cell office:value-type="string" calcext:value-type="string">
            <text:p>32kHz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string" calcext:value-type="string">
            <text:p>Boot pin, connected to PC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.00.0000</text:date>, <text:time style:data-style-name="N2" text:time-value="17:37:39.5372736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Marwedel</meta:initial-creator>
    <meta:creation-date>2021-07-18T15:15:57.311958309</meta:creation-date>
    <dc:date>2021-07-18T17:45:48.428413532</dc:date>
    <dc:creator>Malte Marwedel</dc:creator>
    <meta:editing-duration>PT50M5S</meta:editing-duration>
    <meta:editing-cycles>18</meta:editing-cycles>
    <meta:generator>LibreOffice/6.1.5.2$Linux_X86_64 LibreOffice_project/10$Build-2</meta:generator>
    <meta:document-statistic meta:table-count="1" meta:cell-count="137" meta:object-count="0"/>
  </office:meta>
</office:document-meta>
</file>